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alyzingQueryParser.AnalyzingQueryParser( String field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alyzingQueryParser.getRangeQuery( String field , String part1 , String part2 , boolean inclusiv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AnalyzingQueryParser.getWildcardQuery( String field , String termStr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AnalyzingQueryParser.getPrefixQuery( String field , String term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nalyzingQueryParser.getFuzzyQuery( String field , String termStr , float minSimilari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